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6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50">
      <style:graphic-properties draw:fill="none" draw:stroke="solid" svg:stroke-width="0.04167in" svg:stroke-color="#000000" svg:stroke-opacity="100%" draw:stroke-linejoin="miter" svg:stroke-linecap="butt"/>
    </style:style>
    <style:style style:family="graphic" style:name="a451">
      <style:graphic-properties draw:fill="none" draw:stroke="solid" svg:stroke-width="0.04167in" svg:stroke-color="#000000" svg:stroke-opacity="100%" draw:stroke-linejoin="miter" svg:stroke-linecap="butt"/>
    </style:style>
    <style:style style:family="graphic" style:name="a452">
      <style:graphic-properties draw:fill="none" draw:stroke="solid" svg:stroke-width="0.04167in" svg:stroke-color="#000000" svg:stroke-opacity="100%" draw:stroke-linejoin="miter" svg:stroke-linecap="butt"/>
    </style:style>
    <style:style style:family="graphic" style:name="a453">
      <style:graphic-properties draw:fill="none" draw:stroke="solid" svg:stroke-width="0.04167in" svg:stroke-color="#000000" svg:stroke-opacity="100%" draw:stroke-linejoin="miter" svg:stroke-linecap="butt"/>
    </style:style>
    <style:style style:family="graphic" style:name="a454">
      <style:graphic-properties draw:fill="none" draw:stroke="solid" svg:stroke-width="0.04167in" svg:stroke-color="#000000" svg:stroke-opacity="100%" draw:stroke-linejoin="miter" svg:stroke-linecap="butt"/>
    </style:style>
    <style:style style:family="graphic" style:name="a455">
      <style:graphic-properties draw:fill="none" draw:stroke="solid" svg:stroke-width="0.04167in" svg:stroke-color="#000000" svg:stroke-opacity="100%" draw:stroke-linejoin="miter" svg:stroke-linecap="butt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6">
      <style:graphic-properties draw:fill="none" draw:stroke="solid" svg:stroke-width="0.04167in" svg:stroke-color="#000000" svg:stroke-opacity="100%" draw:stroke-linejoin="miter" svg:stroke-linecap="butt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draw:fill="none" draw:stroke="solid" svg:stroke-width="0.04167in" svg:stroke-color="#000000" svg:stroke-opacity="100%" draw:stroke-linejoin="miter" svg:stroke-linecap="butt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8">
      <style:graphic-properties draw:fill="none" draw:stroke="solid" svg:stroke-width="0.04167in" svg:stroke-color="#000000" svg:stroke-opacity="100%" draw:stroke-linejoin="miter" svg:stroke-linecap="butt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9">
      <style:graphic-properties draw:fill="none" draw:stroke="solid" svg:stroke-width="0.04167in" svg:stroke-color="#000000" svg:stroke-opacity="100%" draw:stroke-linejoin="miter" svg:stroke-linecap="butt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solid" draw:fill-color="#ff9393" draw:opacity="100%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solid" draw:fill-color="#ff9393" draw:opacity="100%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custom-shape svg:width="0.29657in" svg:height="0.85272in" draw:id="id63" draw:style-name="a383" draw:transform="translate(-0.14828in -0.42636in) rotate(-5.47821) translate(3.49251in 2.47099in)" draw:name="Triangle isocèle 58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29657in" svg:height="0.85272in" draw:id="id64" draw:style-name="a386" draw:transform="translate(-0.14828in -0.42636in) rotate(-2.32237) translate(4.34898in 3.29693in)" draw:name="Triangle isocèle 62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29657in" svg:height="0.85272in" draw:id="id65" draw:style-name="a389" draw:transform="translate(-0.14828in -0.42636in) rotate(-0.77332) translate(4.32373in 2.45935in)" draw:name="Triangle isocèle 63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29657in" svg:height="0.85272in" draw:id="id66" draw:style-name="a392" draw:transform="translate(-0.14828in -0.42636in) rotate(-3.9086) translate(3.51406in 3.31407in)" draw:name="Triangle isocèle 64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3.73585in" svg:y="1.29245in" svg:width="0.36793in" svg:height="1.40566in" draw:id="id67" draw:style-name="a395" draw:name="Triangle isocèle 3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36793in" svg:height="1.40566in" draw:id="id68" draw:style-name="a398" draw:transform="translate(-0.18396in -0.70283in) rotate(-3.14159) translate(3.91981in 3.76887in)" draw:name="Triangle isocèle 4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36793in" svg:height="1.40566in" draw:id="id69" draw:style-name="a401" draw:transform="translate(-0.18396in -0.70283in) rotate(-1.5708) translate(4.8066in 2.88208in)" draw:name="Triangle isocèle 5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36793in" svg:height="1.40566in" draw:id="id70" draw:style-name="a404" draw:transform="translate(-0.18396in -0.70283in) rotate(-4.71239) translate(3.03302in 2.88208in)" draw:name="Triangle isocèle 6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3.73584in" svg:y="2.88208in" svg:width="0.36793in" svg:height="0.18396in" draw:id="id71" draw:style-name="a407" draw:name="Triangle isocèle 7">
          <svg:title/>
          <svg:desc/>
          <text:p text:style-name="a406" text:class-names="" text:cond-style-name=""><text:span text:style-name="a405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36793in" svg:height="0.18396in" draw:id="id72" draw:style-name="a410" draw:transform="translate(-0.18396in -0.09198in) rotate(-3.14159) translate(3.91981in 2.79009in)" draw:name="Triangle isocèle 8">
          <svg:title/>
          <svg:desc/>
          <text:p text:style-name="a409" text:class-names="" text:cond-style-name=""><text:span text:style-name="a408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36793in" svg:height="0.18396in" draw:id="id73" draw:style-name="a413" draw:transform="translate(-0.18396in -0.09198in) rotate(-1.5708) translate(3.82783in 2.88207in)" draw:name="Triangle isocèle 9">
          <svg:title/>
          <svg:desc/>
          <text:p text:style-name="a412" text:class-names="" text:cond-style-name=""><text:span text:style-name="a411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36793in" svg:height="0.18396in" draw:id="id74" draw:style-name="a416" draw:transform="translate(-0.18396in -0.09198in) rotate(-4.71239) translate(4.01179in 2.88207in)" draw:name="Triangle isocèle 10">
          <svg:title/>
          <svg:desc/>
          <text:p text:style-name="a415" text:class-names="" text:cond-style-name=""><text:span text:style-name="a414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36793in" svg:height="1.40566in" draw:id="id75" draw:style-name="a419" draw:transform="translate(-0.18396in -0.70283in) rotate(-3.14159) translate(3.91981in 3.76887in)" draw:name="Triangle isocèle 11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36793in" svg:height="1.40566in" draw:id="id76" draw:style-name="a422" draw:transform="translate(-0.18396in -0.70283in) rotate(-1.5708) translate(4.8066in 2.88207in)" draw:name="Triangle isocèle 12">
          <svg:title/>
          <svg:desc/>
          <text:p text:style-name="a421" text:class-names="" text:cond-style-name=""><text:span text:style-name="a420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3.73584in" svg:y="2.88207in" svg:width="0.36793in" svg:height="0.18396in" draw:id="id77" draw:style-name="a425" draw:name="Triangle isocèle 13">
          <svg:title/>
          <svg:desc/>
          <text:p text:style-name="a424" text:class-names="" text:cond-style-name=""><text:span text:style-name="a423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3.91981in" svg:y="1.32778in" svg:width="0.18396in" svg:height="1.35835in" draw:id="id78" draw:style-name="a428" draw:name="Triangle rectangle 44">
          <svg:title/>
          <svg:desc/>
          <text:p text:style-name="a427" text:class-names="" text:cond-style-name=""><text:span text:style-name="a426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7 / 12"/>
            <draw:equation draw:name="f10" draw:formula="?f0 + ?f8"/>
            <draw:equation draw:name="f11" draw:formula="?f4 * 7 / 12"/>
            <draw:equation draw:name="f12" draw:formula="?f7 * 7 / 12"/>
            <draw:equation draw:name="f13" draw:formula="?f4 * 11 / 12"/>
          </draw:enhanced-geometry>
        </draw:custom-shape>
        <draw:custom-shape svg:width="0.18232in" svg:height="0.19964in" draw:id="id79" draw:style-name="a431" draw:transform="translate(-0.09116in -0.09982in) rotate(-3.14159) translate(4.01179in 2.78595in)" draw:name="Triangle rectangle 45">
          <svg:title/>
          <svg:desc/>
          <text:p text:style-name="a430" text:class-names="" text:cond-style-name=""><text:span text:style-name="a429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7 / 12"/>
            <draw:equation draw:name="f10" draw:formula="?f0 + ?f8"/>
            <draw:equation draw:name="f11" draw:formula="?f4 * 7 / 12"/>
            <draw:equation draw:name="f12" draw:formula="?f7 * 7 / 12"/>
            <draw:equation draw:name="f13" draw:formula="?f4 * 11 / 12"/>
          </draw:enhanced-geometry>
        </draw:custom-shape>
        <draw:custom-shape svg:width="0.18396in" svg:height="1.35835in" draw:id="id80" draw:style-name="a434" draw:transform="translate(-0.09198in -0.67918in) rotate(-1.5708) translate(4.79798in 2.97406in)" draw:name="Triangle rectangle 46">
          <svg:title/>
          <svg:desc/>
          <text:p text:style-name="a433" text:class-names="" text:cond-style-name=""><text:span text:style-name="a432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7 / 12"/>
            <draw:equation draw:name="f10" draw:formula="?f0 + ?f8"/>
            <draw:equation draw:name="f11" draw:formula="?f4 * 7 / 12"/>
            <draw:equation draw:name="f12" draw:formula="?f7 * 7 / 12"/>
            <draw:equation draw:name="f13" draw:formula="?f4 * 11 / 12"/>
          </draw:enhanced-geometry>
        </draw:custom-shape>
        <draw:custom-shape svg:width="0.18232in" svg:height="0.19964in" draw:id="id81" draw:style-name="a437" draw:transform="translate(-0.09116in -0.09982in) rotate(-1.5708) translate(4.03368in 2.97118in)" draw:name="Triangle rectangle 47">
          <svg:title/>
          <svg:desc/>
          <text:p text:style-name="a436" text:class-names="" text:cond-style-name=""><text:span text:style-name="a435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7 / 12"/>
            <draw:equation draw:name="f10" draw:formula="?f0 + ?f8"/>
            <draw:equation draw:name="f11" draw:formula="?f4 * 7 / 12"/>
            <draw:equation draw:name="f12" draw:formula="?f7 * 7 / 12"/>
            <draw:equation draw:name="f13" draw:formula="?f4 * 11 / 12"/>
          </draw:enhanced-geometry>
        </draw:custom-shape>
        <draw:custom-shape svg:width="0.18396in" svg:height="1.35835in" draw:id="id82" draw:style-name="a440" draw:transform="translate(-0.09198in -0.67918in) rotate(-3.14159) translate(3.82864in 3.7526in)" draw:name="Triangle rectangle 48">
          <svg:title/>
          <svg:desc/>
          <text:p text:style-name="a439" text:class-names="" text:cond-style-name=""><text:span text:style-name="a438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7 / 12"/>
            <draw:equation draw:name="f10" draw:formula="?f0 + ?f8"/>
            <draw:equation draw:name="f11" draw:formula="?f4 * 7 / 12"/>
            <draw:equation draw:name="f12" draw:formula="?f7 * 7 / 12"/>
            <draw:equation draw:name="f13" draw:formula="?f4 * 11 / 12"/>
          </draw:enhanced-geometry>
        </draw:custom-shape>
        <draw:custom-shape svg:x="3.73748in" svg:y="2.87372in" svg:width="0.18232in" svg:height="0.19964in" draw:id="id83" draw:style-name="a443" draw:name="Triangle rectangle 49">
          <svg:title/>
          <svg:desc/>
          <text:p text:style-name="a442" text:class-names="" text:cond-style-name=""><text:span text:style-name="a441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7 / 12"/>
            <draw:equation draw:name="f10" draw:formula="?f0 + ?f8"/>
            <draw:equation draw:name="f11" draw:formula="?f4 * 7 / 12"/>
            <draw:equation draw:name="f12" draw:formula="?f7 * 7 / 12"/>
            <draw:equation draw:name="f13" draw:formula="?f4 * 11 / 12"/>
          </draw:enhanced-geometry>
        </draw:custom-shape>
        <draw:custom-shape svg:width="0.18396in" svg:height="1.35835in" draw:id="id84" draw:style-name="a446" draw:transform="translate(-0.09198in -0.67918in) rotate(-4.71239) translate(3.06232in 2.79075in)" draw:name="Triangle rectangle 50">
          <svg:title/>
          <svg:desc/>
          <text:p text:style-name="a445" text:class-names="" text:cond-style-name=""><text:span text:style-name="a444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7 / 12"/>
            <draw:equation draw:name="f10" draw:formula="?f0 + ?f8"/>
            <draw:equation draw:name="f11" draw:formula="?f4 * 7 / 12"/>
            <draw:equation draw:name="f12" draw:formula="?f7 * 7 / 12"/>
            <draw:equation draw:name="f13" draw:formula="?f4 * 11 / 12"/>
          </draw:enhanced-geometry>
        </draw:custom-shape>
        <draw:custom-shape svg:width="0.18232in" svg:height="0.19964in" draw:id="id85" draw:style-name="a449" draw:transform="translate(-0.09116in -0.09982in) rotate(-4.71239) translate(3.81644in 2.79236in)" draw:name="Triangle rectangle 51">
          <svg:title/>
          <svg:desc/>
          <text:p text:style-name="a448" text:class-names="" text:cond-style-name=""><text:span text:style-name="a447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7 / 12"/>
            <draw:equation draw:name="f10" draw:formula="?f0 + ?f8"/>
            <draw:equation draw:name="f11" draw:formula="?f4 * 7 / 12"/>
            <draw:equation draw:name="f12" draw:formula="?f7 * 7 / 12"/>
            <draw:equation draw:name="f13" draw:formula="?f4 * 11 / 12"/>
          </draw:enhanced-geometry>
        </draw:custom-shape>
        <draw:connector draw:type="line" svg:x1="4.11737in" svg:y1="2.68613in" svg:x2="3.72226in" svg:y2="3.09in" draw:id="id86" draw:style-name="a450" draw:name="Connecteur droit 37">
          <svg:title/>
          <svg:desc/>
        </draw:connector>
        <draw:connector draw:type="line" svg:x1="3.73585in" svg:y1="2.69811in" draw:start-shape="id70" draw:start-glue-point="8" svg:x2="4.13096in" svg:y2="3.09in" draw:id="id87" draw:style-name="a451" draw:name="Connecteur droit 34">
          <svg:title/>
          <svg:desc/>
        </draw:connector>
        <draw:connector draw:type="line" svg:x1="2.33019in" svg:y1="2.88208in" draw:start-shape="id70" draw:start-glue-point="4" svg:x2="3.72934in" svg:y2="2.7055in" draw:id="id88" draw:style-name="a452" draw:name="Connecteur droit 22">
          <svg:title/>
          <svg:desc/>
        </draw:connector>
        <draw:connector draw:type="line" svg:x1="2.33019in" svg:y1="2.88208in" draw:start-shape="id70" draw:start-glue-point="4" svg:x2="3.72934in" svg:y2="3.07802in" draw:id="id89" draw:style-name="a453" draw:name="Connecteur droit 24">
          <svg:title/>
          <svg:desc/>
        </draw:connector>
        <draw:connector draw:type="line" svg:x1="3.72934in" svg:y1="2.7055in" svg:x2="3.91981in" svg:y2="1.29245in" draw:end-shape="id67" draw:end-glue-point="4" draw:id="id90" draw:style-name="a454" draw:name="Connecteur droit 16">
          <svg:title/>
          <svg:desc/>
        </draw:connector>
        <draw:connector draw:type="line" svg:x1="3.91981in" svg:y1="1.29245in" draw:start-shape="id67" draw:start-glue-point="4" svg:x2="4.11737in" svg:y2="2.7055in" draw:id="id91" draw:style-name="a455" draw:name="Connecteur droit 20">
          <svg:title/>
          <svg:desc/>
        </draw:connector>
        <draw:connector draw:type="line" svg:x1="3.72934in" svg:y1="3.07802in" svg:x2="3.91981in" svg:y2="4.4717in" draw:end-shape="id68" draw:end-glue-point="4" draw:id="id92" draw:style-name="a456" draw:name="Connecteur droit 30">
          <svg:title/>
          <svg:desc/>
        </draw:connector>
        <draw:connector draw:type="line" svg:x1="4.11737in" svg:y1="3.07802in" svg:x2="3.91981in" svg:y2="4.4717in" draw:end-shape="id68" draw:end-glue-point="4" draw:id="id93" draw:style-name="a457" draw:name="Connecteur droit 32">
          <svg:title/>
          <svg:desc/>
        </draw:connector>
        <draw:connector draw:type="line" svg:x1="4.10377in" svg:y1="2.69811in" draw:start-shape="id69" draw:start-glue-point="6" svg:x2="5.50943in" svg:y2="2.88208in" draw:end-shape="id76" draw:end-glue-point="4" draw:id="id94" draw:style-name="a458" draw:name="Connecteur droit 26">
          <svg:title/>
          <svg:desc/>
        </draw:connector>
        <draw:connector draw:type="line" svg:x1="5.50943in" svg:y1="2.88208in" draw:start-shape="id69" draw:start-glue-point="4" svg:x2="4.11737in" svg:y2="3.07802in" draw:id="id95" draw:style-name="a459" draw:name="Connecteur droit 28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z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odifiez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odifiez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ez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odifiez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ez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odifiez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odifiez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odifiez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odifiez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odifiez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odifiez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odifiez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odifiez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Axel Aiello</meta:initial-creator>
    <dc:creator>Axel Aiello</dc:creator>
    <meta:creation-date>2016-04-27T16:48:49Z</meta:creation-date>
    <dc:date>2016-04-27T17:06:32Z</dc:date>
    <meta:editing-cycles>2</meta:editing-cycles>
    <meta:editing-duration>PT1062S</meta:editing-duration>
    <meta:document-statistic meta:paragraph-count="0" meta:word-count="0"/>
  </office:meta>
</office:document-meta>
</file>